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3c90" officeooo:paragraph-rsid="00163c9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NCLASSROOM </text:p>
      <text:p text:style-name="P1">Cours : Gérez votre code avec Git &amp; GitHub </text:p>
      <text:p text:style-name="P1"/>
      <text:p text:style-name="P1">Partie 3 Activité</text:p>
      <text:p text:style-name="P1"/>
      <text:p text:style-name="P1">1. Qu’est-ce qu’un commit ?</text:p>
      <text:p text:style-name="P1"/>
      <text:p text:style-name="P1">Le développement Web, et le code en général nécessite beaucoup allers-retours et de modifications. Il est nécessaire d’avoir une trace des différentes modifications pour, notamment corriger les bugs. De plus, travailler sur du code en collaboration .</text:p>
      <text:p text:style-name="P1"/>
      <text:p text:style-name="P1">On appelle commit, l’enregistrement de la version d’un fichier indexé au préalable. Il sera désormais possible d’avoir accès à cette version après plusieurs commit. Cela va permettre d’avancer son travaille en enregistrant des points de repères, ainsi, si la direction que prend le projet n’est pas satisfaisante il est possible de revenir à un commit plus fiable et repartir dans la direction souhaitée.</text:p>
      <text:p text:style-name="P1"/>
      <text:p text:style-name="P1">2. A quoi sert la commande git log ?</text:p>
      <text:p text:style-name="P1"/>
      <text:p text:style-name="P1">3. Qu’est-ce qu’une branch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9T19:30:47.005000000</meta:creation-date>
    <dc:date>2019-10-09T19:44:05.882000000</dc:date>
    <meta:editing-duration>PT58S</meta:editing-duration>
    <meta:editing-cycles>1</meta:editing-cycles>
    <meta:document-statistic meta:table-count="0" meta:image-count="0" meta:object-count="0" meta:page-count="1" meta:paragraph-count="8" meta:word-count="132" meta:character-count="820" meta:non-whitespace-character-count="694"/>
    <meta:generator>LibreOffice/5.3.7.2$Windows_X86_64 LibreOffice_project/6b8ed514a9f8b44d37a1b96673cbbdd077e24059</meta:generator>
  </office:meta>
</office:document-meta>
</file>